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5.11pt"/>
    </style:style>
    <style:style style:name="co2" style:family="table-column">
      <style:table-column-properties fo:break-before="auto" style:column-width="93.4pt"/>
    </style:style>
    <style:style style:name="co3" style:family="table-column">
      <style:table-column-properties fo:break-before="auto" style:column-width="36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17.74pt"/>
    </style:style>
    <style:style style:name="co6" style:family="table-column">
      <style:table-column-properties fo:break-before="auto" style:column-width="79.74pt"/>
    </style:style>
    <style:style style:name="co7" style:family="table-column">
      <style:table-column-properties fo:break-before="auto" style:column-width="314.9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69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0.06pt solid #000000" fo:background-color="#f6f9d4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2" style:family="table-cell" style:parent-style-name="Default">
      <style:text-properties style:use-window-font-color="true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4" style:family="table-cell" style:parent-style-name="Default">
      <style:table-cell-properties fo:border-bottom="0.06pt solid #000000" fo:background-color="#f6f9d4" style:text-align-source="fix" style:repeat-content="false" fo:border-left="none" fo:border-right="none" fo:border-top="0.06pt solid #000000"/>
      <style:paragraph-properties fo:text-align="center" fo:margin-left="0pt"/>
    </style:style>
    <style:style style:name="ce80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4" style:family="table-cell" style:parent-style-name="Default">
      <style:table-cell-properties fo:border-bottom="0.06pt solid #000000" fo:border-left="none" fo:border-right="none" fo:border-top="0.06pt solid #000000"/>
    </style:style>
    <style:style style:name="ce42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0.06pt solid #000000" fo:background-color="#f6f9d4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8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30" style:family="table-cell" style:parent-style-name="Default">
      <style:table-cell-properties fo:border-bottom="0.06pt solid #000000" fo:background-color="#f6f9d4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92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pt"/>
    </style:style>
    <style:style style:name="ce33" style:family="table-cell" style:parent-style-name="Default">
      <style:table-cell-properties fo:border-bottom="0.06pt solid #000000" fo:background-color="#f6f9d4" style:text-align-source="fix" style:repeat-content="false" fo:border-left="none" fo:border-right="0.06pt solid #000000" fo:border-top="0.06pt solid #000000" style:vertical-align="middle"/>
      <style:paragraph-properties fo:text-align="center" fo:margin-left="0pt"/>
    </style:style>
    <style:style style:name="ce34" style:family="table-cell" style:parent-style-name="Default">
      <style:table-cell-properties fo:border-bottom="none" fo:border-left="none" fo:border-right="none" fo:border-top="0.06pt solid #000000"/>
    </style:style>
    <style:style style:name="ce9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9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8" style:family="table-cell" style:parent-style-name="Default">
      <style:table-cell-properties fo:border-bottom="none" fo:background-color="#dee6ef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9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 style:vertical-align="middle"/>
      <style:paragraph-properties fo:text-align="center" fo:margin-left="0pt"/>
    </style:style>
    <style:style style:name="ce41" style:family="table-cell" style:parent-style-name="Default">
      <style:table-cell-properties fo:border-bottom="0.06pt solid #000000" fo:background-color="#dee6ef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43" style:family="table-cell" style:parent-style-name="Default">
      <style:table-cell-properties fo:border-bottom="none" fo:background-color="#dee6ef" style:text-align-source="fix" style:repeat-content="false" fo:border-left="none" fo:border-right="none" fo:border-top="0.06pt solid #000000"/>
      <style:paragraph-properties fo:text-align="center" fo:margin-left="0pt"/>
    </style:style>
    <style:style style:name="ce44" style:family="table-cell" style:parent-style-name="Default">
      <style:table-cell-properties fo:border-bottom="0.06pt solid #000000" fo:background-color="#dee6ef" style:text-align-source="fix" style:repeat-content="false" fo:border-left="none" fo:border-right="none" fo:border-top="0.06pt solid #000000"/>
      <style:paragraph-properties fo:text-align="center" fo:margin-left="0pt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</style:style>
    <style:style style:name="ce46" style:family="table-cell" style:parent-style-name="Default">
      <style:table-cell-properties fo:border-bottom="none" fo:background-color="#dee6ef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49" style:family="table-cell" style:parent-style-name="Default">
      <style:table-cell-properties fo:border-bottom="0.06pt solid #000000" fo:background-color="#dee6ef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50" style:family="table-cell" style:parent-style-name="Default">
      <style:table-cell-properties fo:background-color="#81d41a"/>
    </style:style>
    <style:style style:name="ce73" style:family="table-cell" style:parent-style-name="Default">
      <style:table-cell-properties fo:background-color="#81d41a"/>
      <style:text-properties style:use-window-font-color="true"/>
    </style:style>
    <style:style style:name="ce74" style:family="table-cell" style:parent-style-name="Default">
      <style:table-cell-properties fo:background-color="#ffbf00"/>
      <style:text-properties fo:color="#ffbf00"/>
    </style:style>
    <style:style style:name="ce51" style:family="table-cell" style:parent-style-name="Default">
      <style:table-cell-properties fo:background-color="#ffbf00"/>
      <style:text-properties style:use-window-font-color="true"/>
    </style:style>
    <style:style style:name="ce76" style:family="table-cell" style:parent-style-name="Default">
      <style:table-cell-properties fo:background-color="#ffb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/>
          <table:table-cell office:value-type="string" calcext:value-type="string">
            <text:p>assembly</text:p>
          </table:table-cell>
          <table:table-cell office:value-type="string" calcext:value-type="string">
            <text:p>b15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0</text:p>
          </table:table-cell>
          <table:table-cell table:number-columns-repeated="4"/>
        </table:table-row>
        <table:table-row table:style-name="ro1">
          <table:table-cell table:style-name="ce69" office:value-type="string" calcext:value-type="string">
            <text:p>Jumps</text:p>
          </table:table-cell>
          <table:table-cell table:style-name="ce69"/>
          <table:table-cell table:number-columns-repeated="20"/>
        </table:table-row>
        <table:table-row table:style-name="ro1">
          <table:table-cell table:style-name="ce4" office:value-type="string" calcext:value-type="string">
            <text:p>jump and link by immediate</text:p>
          </table:table-cell>
          <table:table-cell table:style-name="ce4" office:value-type="string" calcext:value-type="string">
            <text:p>jal rd, offset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8" office:value-type="string" calcext:value-type="string">
            <text:p>x</text:p>
          </table:table-cell>
          <table:table-cell table:number-columns-repeated="3" table:style-name="ce31" office:value-type="string" calcext:value-type="string">
            <text:p>x</text:p>
          </table:table-cell>
          <table:table-cell table:style-name="ce8" office:value-type="string" calcext:value-type="string" table:number-columns-spanned="4" table:number-rows-spanned="1">
            <text:p>rd</text:p>
          </table:table-cell>
          <table:covered-table-cell table:number-columns-repeated="3" table:style-name="ce34"/>
          <table:table-cell table:style-name="ce38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J-Type long</text:p>
          </table:table-cell>
          <table:table-cell/>
        </table:table-row>
        <table:table-row table:style-name="ro1">
          <table:table-cell table:style-name="ce69"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8" table:style-name="ce80"/>
          <table:covered-table-cell table:number-columns-repeated="6" table:style-name="ce94"/>
          <table:covered-table-cell table:style-name="ce102"/>
          <table:table-cell table:number-columns-repeated="4"/>
        </table:table-row>
        <table:table-row table:style-name="ro1">
          <table:table-cell table:style-name="ce69" table:number-columns-repeated="2"/>
          <table:table-cell table:number-columns-repeated="20"/>
        </table:table-row>
        <table:table-row table:style-name="ro1">
          <table:table-cell table:style-name="ce4" office:value-type="string" calcext:value-type="string">
            <text:p>jump and link by register</text:p>
          </table:table-cell>
          <table:table-cell table:style-name="ce4" office:value-type="string" calcext:value-type="string">
            <text:p>jalr rd, rs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39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73"/>
          <table:table-cell office:value-type="string" calcext:value-type="string">
            <text:p>J-Type</text:p>
          </table:table-cell>
          <table:table-cell/>
        </table:table-row>
        <table:table-row table:style-name="ro1" table:number-rows-repeated="2">
          <table:table-cell table:style-name="ce69" table:number-columns-repeated="2"/>
          <table:table-cell table:number-columns-repeated="20"/>
        </table:table-row>
        <table:table-row table:style-name="ro1">
          <table:table-cell table:style-name="ce69" office:value-type="string" calcext:value-type="string">
            <text:p>Branch</text:p>
          </table:table-cell>
          <table:table-cell table:style-name="ce69"/>
          <table:table-cell table:number-columns-repeated="20"/>
        </table:table-row>
        <table:table-row table:style-name="ro1">
          <table:table-cell office:value-type="string" calcext:value-type="string">
            <text:p>branch if equal</text:p>
          </table:table-cell>
          <table:table-cell office:value-type="string" calcext:value-type="string">
            <text:p>beq rs2, rs1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4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4"/>
          <table:covered-table-cell table:style-name="ce92"/>
          <table:table-cell table:number-columns-repeated="4"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4"/>
          <table:table-cell office:value-type="string" calcext:value-type="string">
            <text:p>S-Type</text:p>
          </table:table-cell>
          <table:table-cell office:value-type="string" calcext:value-type="string">
            <text:p>If r1 is zero, jump by offset in r2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9"/>
          <table:covered-table-cell table:number-columns-repeated="2" table:style-name="ce25"/>
          <table:covered-table-cell table:style-name="ce9"/>
          <table:covered-table-cell table:number-columns-repeated="8" table:style-name="ce25"/>
          <table:table-cell table:number-columns-repeated="4"/>
        </table:table-row>
        <table:table-row table:style-name="ro1">
          <table:table-cell table:number-columns-repeated="2"/>
          <table:table-cell table:style-name="ce9"/>
          <table:table-cell table:style-name="ce19" table:number-columns-repeated="3"/>
          <table:table-cell table:style-name="ce9"/>
          <table:table-cell table:style-name="ce19" table:number-columns-repeated="2"/>
          <table:table-cell table:style-name="ce9"/>
          <table:table-cell table:style-name="ce19"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branch if not equal</text:p>
          </table:table-cell>
          <table:table-cell office:value-type="string" calcext:value-type="string">
            <text:p>bneq rs2, rs1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4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4"/>
          <table:covered-table-cell table:style-name="ce92"/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1"/>
          <table:table-cell office:value-type="string" calcext:value-type="string">
            <text:p>S-Type</text:p>
          </table:table-cell>
          <table:table-cell office:value-type="string" calcext:value-type="string">
            <text:p>If r1 is not zero, jump to relative address in r2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32"/>
          <table:covered-table-cell table:style-name="ce9"/>
          <table:covered-table-cell table:number-columns-repeated="2" table:style-name="ce32"/>
          <table:covered-table-cell table:style-name="ce9"/>
          <table:covered-table-cell table:number-columns-repeated="4" table:style-name="ce32"/>
          <table:covered-table-cell table:style-name="ce25"/>
          <table:covered-table-cell table:number-columns-repeated="3" table:style-name="ce32"/>
          <table:table-cell table:number-columns-repeated="4"/>
        </table:table-row>
        <table:table-row table:style-name="ro1">
          <table:table-cell table:number-columns-repeated="2"/>
          <table:table-cell table:style-name="ce9"/>
          <table:table-cell table:style-name="ce20" table:number-columns-repeated="3"/>
          <table:table-cell table:style-name="ce9"/>
          <table:table-cell table:style-name="ce20" table:number-columns-repeated="2"/>
          <table:table-cell table:style-name="ce9"/>
          <table:table-cell table:style-name="ce20" table:number-columns-repeated="4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branch if greater equal</text:p>
          </table:table-cell>
          <table:table-cell office:value-type="string" calcext:value-type="string">
            <text:p>bge rs2, rs1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4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4"/>
          <table:covered-table-cell table:style-name="ce92"/>
          <table:table-cell table:number-columns-repeated="2"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6"/>
          <table:table-cell office:value-type="string" calcext:value-type="string">
            <text:p>S-Type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9"/>
          <table:covered-table-cell table:number-columns-repeated="2" table:style-name="ce25"/>
          <table:covered-table-cell table:style-name="ce9"/>
          <table:covered-table-cell table:number-columns-repeated="8" table:style-name="ce2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branch if less than</text:p>
          </table:table-cell>
          <table:table-cell office:value-type="string" calcext:value-type="string">
            <text:p>blt rs2, rs1</text:p>
          </table:table-cell>
          <table:table-cell table:style-name="ce8" office:value-type="string" calcext:value-type="string" table:number-columns-spanned="4" table:number-rows-spanned="1">
            <text:p>rs2</text:p>
          </table:table-cell>
          <table:covered-table-cell table:number-columns-repeated="3" table:style-name="ce24"/>
          <table:table-cell table:style-name="ce8" office:value-type="string" calcext:value-type="string" table:number-columns-spanned="4" table:number-rows-spanned="1">
            <text:p>rs1</text:p>
          </table:table-cell>
          <table:covered-table-cell table:number-columns-repeated="2" table:style-name="ce24"/>
          <table:covered-table-cell table:style-name="ce92"/>
          <table:table-cell table:number-columns-repeated="2" table:style-name="ce14" office:value-type="float" office:value="0" calcext:value-type="float">
            <text:p>0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76"/>
          <table:table-cell office:value-type="string" calcext:value-type="string">
            <text:p>S-Type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 [15:0] (offset)</text:p>
          </table:table-cell>
          <table:covered-table-cell table:number-columns-repeated="3" table:style-name="ce25"/>
          <table:covered-table-cell table:style-name="ce9"/>
          <table:covered-table-cell table:number-columns-repeated="2" table:style-name="ce25"/>
          <table:covered-table-cell table:style-name="ce9"/>
          <table:covered-table-cell table:number-columns-repeated="8" table:style-name="ce25"/>
          <table:table-cell table:number-columns-repeated="4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69" office:value-type="string" calcext:value-type="string">
            <text:p>Load/store</text:p>
          </table:table-cell>
          <table:table-cell/>
          <table:table-cell table:style-name="ce9"/>
          <table:table-cell table:style-name="ce20" table:number-columns-repeated="3"/>
          <table:table-cell table:style-name="ce9"/>
          <table:table-cell table:style-name="ce20" table:number-columns-repeated="2"/>
          <table:table-cell table:style-name="ce9"/>
          <table:table-cell table:number-columns-repeated="12"/>
        </table:table-row>
        <table:table-row table:style-name="ro1">
          <table:table-cell office:value-type="string" calcext:value-type="string">
            <text:p>load half (16 bit)</text:p>
          </table:table-cell>
          <table:table-cell office:value-type="string" calcext:value-type="string">
            <text:p>lh rd, offset(rs1)</text:p>
          </table:table-cell>
          <table:table-cell table:style-name="ce15" office:value-type="string" calcext:value-type="string">
            <text:p>x</text:p>
          </table:table-cell>
          <table:table-cell table:number-columns-repeated="3" table:style-name="ce24" office:value-type="string" calcext:value-type="string">
            <text:p>x</text:p>
          </table:table-cell>
          <table:table-cell table:style-name="ce8" office:value-type="string" calcext:value-type="string" table:number-columns-spanned="4" table:number-rows-spanned="1">
            <text:p>rs1 (offset)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style-name="ce50"/>
          <table:table-cell office:value-type="string" calcext:value-type="string">
            <text:p>I-Type</text:p>
          </table:table-cell>
          <table:table-cell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store half (16 bit)</text:p>
          </table:table-cell>
          <table:table-cell office:value-type="string" calcext:value-type="string">
            <text:p>sh rs2(offset), rs1</text:p>
          </table:table-cell>
          <table:table-cell table:style-name="ce8" office:value-type="string" calcext:value-type="string" table:number-columns-spanned="4" table:number-rows-spanned="1">
            <text:p>rs2 (offset)</text:p>
          </table:table-cell>
          <table:covered-table-cell table:number-columns-repeated="3" table:style-name="ce24"/>
          <table:table-cell table:style-name="ce8" office:value-type="string" calcext:value-type="string" table:number-columns-spanned="4" table:number-rows-spanned="1">
            <text:p>rs1 (value)</text:p>
          </table:table-cell>
          <table:covered-table-cell table:number-columns-repeated="2" table:style-name="ce24"/>
          <table:covered-table-cell table:style-name="ce92"/>
          <table:table-cell table:style-name="ce26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style-name="ce44" office:value-type="float" office:value="1" calcext:value-type="float">
            <text:p>1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S-Type</text:p>
          </table:table-cell>
          <table:table-cell/>
        </table:table-row>
        <table:table-row table:style-name="ro1">
          <table:table-cell table:number-columns-repeated="2"/>
          <table:table-cell table:style-name="ce16"/>
          <table:table-cell table:number-columns-repeated="8"/>
          <table:table-cell table:style-name="ce20" table:number-columns-repeated="3"/>
          <table:table-cell table:style-name="ce19"/>
          <table:table-cell table:style-name="ce20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load immediate</text:p>
          </table:table-cell>
          <table:table-cell office:value-type="string" calcext:value-type="string">
            <text:p>li rd, [value]</text:p>
          </table:table-cell>
          <table:table-cell table:style-name="ce15" office:value-type="string" calcext:value-type="string">
            <text:p>x</text:p>
          </table:table-cell>
          <table:table-cell table:number-columns-repeated="3" table:style-name="ce24" office:value-type="string" calcext:value-type="string">
            <text:p>x</text:p>
          </table:table-cell>
          <table:table-cell table:style-name="ce3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33"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 long</text:p>
          </table:table-cell>
          <table:table-cell/>
        </table:table-row>
        <table:table-row table:style-name="ro1">
          <table:table-cell table:number-columns-repeated="2"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1"/>
          <table:covered-table-cell table:style-name="ce37"/>
          <table:covered-table-cell table:number-columns-repeated="2" table:style-name="ce40"/>
          <table:covered-table-cell table:style-name="ce37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load immediate LSBs</text:p>
          </table:table-cell>
          <table:table-cell office:value-type="string" calcext:value-type="string">
            <text:p>lil rd, [value]</text:p>
          </table:table-cell>
          <table:table-cell table:style-name="ce15" office:value-type="string" calcext:value-type="string" table:number-columns-spanned="4" table:number-rows-spanned="1">
            <text:p>value</text:p>
          </table:table-cell>
          <table:covered-table-cell table:number-columns-repeated="2" table:style-name="ce24"/>
          <table:covered-table-cell table:style-name="ce18"/>
          <table:table-cell table:style-name="ce30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41" office:value-type="float" office:value="0" calcext:value-type="float">
            <text:p>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49" office:value-type="float" office:value="1" calcext:value-type="float">
            <text:p>1</text:p>
          </table:table-cell>
          <table:table-cell/>
          <table:table-cell table:style-name="ce50"/>
          <table:table-cell office:value-type="string" calcext:value-type="string">
            <text:p>U-Type</text:p>
          </table:table-cell>
          <table:table-cell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style-name="ce69"/>
          <table:table-cell/>
          <table:table-cell table:style-name="ce12" table:number-columns-repeated="4"/>
          <table:table-cell table:number-columns-repeated="16"/>
        </table:table-row>
        <table:table-row table:style-name="ro1">
          <table:table-cell table:number-columns-repeated="2"/>
          <table:table-cell table:style-name="ce12" table:number-columns-repeated="4"/>
          <table:table-cell table:number-columns-repeated="16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R-Type</text:p>
          </table:table-cell>
          <table:table-cell/>
          <table:table-cell table:style-name="ce13" office:value-type="string" calcext:value-type="string" table:number-columns-spanned="4" table:number-rows-spanned="1">
            <text:p>rs2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2" table:style-name="ce84"/>
          <table:covered-table-cell table:style-name="ce86"/>
          <table:table-cell table:number-columns-repeated="2"/>
          <table:table-cell office:value-type="string" calcext:value-type="string">
            <text:p>R,R → R</text:p>
          </table:table-cell>
          <table:table-cell/>
        </table:table-row>
        <table:table-row table:style-name="ro1">
          <table:table-cell table:number-columns-repeated="2"/>
          <table:table-cell table:style-name="ce16"/>
          <table:table-cell table:style-name="ce42" table:number-columns-repeated="3"/>
          <table:table-cell table:style-name="ce16"/>
          <table:table-cell table:style-name="ce42" table:number-columns-repeated="3"/>
          <table:table-cell table:style-name="ce16"/>
          <table:table-cell table:style-name="ce42" table:number-columns-repeated="3"/>
          <table:table-cell table:style-name="ce16"/>
          <table:table-cell table:style-name="ce42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I-Type</text:p>
          </table:table-cell>
          <table:table-cell/>
          <table:table-cell table:style-name="ce7" office:value-type="string" calcext:value-type="string" table:number-columns-spanned="4" table:number-rows-spanned="1">
            <text:p>immA[3:0]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84"/>
          <table:covered-table-cell table:style-name="ce86"/>
          <table:covered-table-cell table:style-name="ce95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2"/>
          <table:table-cell office:value-type="string" calcext:value-type="string">
            <text:p>I, R –&gt; R</text:p>
          </table:table-cell>
          <table:table-cell/>
        </table:table-row>
        <table:table-row table:style-name="ro1">
          <table:table-cell table:number-columns-repeated="2"/>
          <table:table-cell table:style-name="ce16"/>
          <table:table-cell table:number-columns-repeated="3"/>
          <table:table-cell table:style-name="ce16"/>
          <table:table-cell table:style-name="ce42" table:number-columns-repeated="3"/>
          <table:table-cell table:style-name="ce16"/>
          <table:table-cell table:style-name="ce42" table:number-columns-repeated="3"/>
          <table:table-cell table:style-name="ce16"/>
          <table:table-cell table:number-columns-repeated="7"/>
        </table:table-row>
        <table:table-row table:style-name="ro1">
          <table:table-cell office:value-type="string" calcext:value-type="string">
            <text:p>S-Type</text:p>
          </table:table-cell>
          <table:table-cell/>
          <table:table-cell table:style-name="ce13" office:value-type="string" calcext:value-type="string" table:number-columns-spanned="4" table:number-rows-spanned="1">
            <text:p>rs2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2" table:style-name="ce84"/>
          <table:covered-table-cell table:style-name="ce86"/>
          <table:table-cell table:style-name="ce7" office:value-type="string" calcext:value-type="string" table:number-columns-spanned="4" table:number-rows-spanned="1">
            <text:p>funct1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S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3" table:style-name="ce42"/>
          <table:covered-table-cell table:style-name="ce16"/>
          <table:covered-table-cell table:number-columns-repeated="3" table:style-name="ce42"/>
          <table:covered-table-cell table:style-name="ce16"/>
          <table:covered-table-cell table:number-columns-repeated="3"/>
          <table:covered-table-cell table:style-name="ce16"/>
          <table:covered-table-cell table:number-columns-repeated="3"/>
          <table:table-cell table:number-columns-repeated="4"/>
        </table:table-row>
        <table:table-row table:style-name="ro1">
          <table:table-cell table:number-columns-repeated="2"/>
          <table:table-cell table:style-name="ce16"/>
          <table:table-cell table:style-name="ce42" table:number-columns-repeated="3"/>
          <table:table-cell table:style-name="ce16"/>
          <table:table-cell table:style-name="ce42" table:number-columns-repeated="3"/>
          <table:table-cell table:style-name="ce16"/>
          <table:table-cell table:number-columns-repeated="3"/>
          <table:table-cell table:style-name="ce16"/>
          <table:table-cell table:number-columns-repeated="7"/>
        </table:table-row>
        <table:table-row table:style-name="ro1">
          <table:table-cell office:value-type="string" calcext:value-type="string">
            <text:p>U-Type</text:p>
          </table:table-cell>
          <table:table-cell/>
          <table:table-cell table:style-name="ce7" office:value-type="string" calcext:value-type="string" table:number-columns-spanned="4" table:number-rows-spanned="1">
            <text:p>immA[3:0]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func2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style-name="ce7" office:value-type="string" calcext:value-type="string">
            <text:p>funct2</text:p>
          </table:covered-table-cell>
          <table:covered-table-cell table:number-columns-repeated="2"/>
          <table:table-cell table:style-name="ce7" office:value-type="string" calcext:value-type="string" table:number-columns-spanned="4" table:number-rows-spanned="1">
            <text:p>opcode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U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J-Type</text:p>
          </table:table-cell>
          <table:table-cell/>
          <table:table-cell table:style-name="ce7" office:value-type="string" calcext:value-type="string" table:number-columns-spanned="4" table:number-rows-spanned="1">
            <text:p>func2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s1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rd</text:p>
          </table:table-cell>
          <table:covered-table-cell table:number-columns-repeated="3"/>
          <table:table-cell table:style-name="ce13" office:value-type="string" calcext:value-type="string" table:number-columns-spanned="4" table:number-rows-spanned="1">
            <text:p>opcode</text:p>
          </table:table-cell>
          <table:covered-table-cell table:number-columns-repeated="2" table:style-name="ce84"/>
          <table:covered-table-cell table:style-name="ce86"/>
          <table:table-cell table:number-columns-repeated="4"/>
        </table:table-row>
        <table:table-row table:style-name="ro1">
          <table:table-cell office:value-type="string" calcext:value-type="string">
            <text:p>J-Type long extension</text:p>
          </table:table-cell>
          <table:table-cell/>
          <table:table-cell table:style-name="ce7" office:value-type="string" calcext:value-type="string" table:number-columns-spanned="16" table:number-rows-spanned="1">
            <text:p>immB[15:0] (optional)</text:p>
          </table:table-cell>
          <table:covered-table-cell table:number-columns-repeated="1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3">00/00/0000</text:date>, <text:time style:data-style-name="N2" text:time-value="15:17:33.5354708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28T20:17:04.138118296</meta:creation-date>
    <dc:date>2019-11-23T16:19:57.417991358</dc:date>
    <meta:editing-duration>PT7H7S</meta:editing-duration>
    <meta:editing-cycles>56</meta:editing-cycles>
    <meta:generator>LibreOffice/6.3.3.2$Linux_X86_64 LibreOffice_project/30$Build-2</meta:generator>
    <meta:document-statistic meta:table-count="1" meta:cell-count="198" meta:object-count="0"/>
  </office:meta>
</office:document-meta>
</file>